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46.54pt"/>
    </style:style>
    <style:style style:name="co4" style:family="table-column">
      <style:table-column-properties fo:break-before="auto" style:column-width="41.16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608_15:46:00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1"/>
        <table:table-row table:style-name="ro1">
          <table:table-cell office:value-type="string" calcext:value-type="string">
            <text:p>0:8:b9:18:54:e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183380" calcext:value-type="float">
            <text:p>183380</text:p>
          </table:table-cell>
          <table:table-cell office:value-type="float" office:value="183097" calcext:value-type="float">
            <text:p>183097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38839" calcext:value-type="float">
            <text:p>38839</text:p>
          </table:table-cell>
          <table:table-cell office:value-type="float" office:value="38802" calcext:value-type="float">
            <text:p>38802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1829" calcext:value-type="float">
            <text:p>31829</text:p>
          </table:table-cell>
          <table:table-cell office:value-type="float" office:value="31801" calcext:value-type="float">
            <text:p>31801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0:ca:94:85:82:79</text:p>
          </table:table-cell>
          <table:table-cell office:value-type="float" office:value="8" calcext:value-type="float">
            <text:p>8</text:p>
          </table:table-cell>
          <table:table-cell office:value-type="float" office:value="170708" calcext:value-type="float">
            <text:p>170708</text:p>
          </table:table-cell>
          <table:table-cell office:value-type="float" office:value="170415" calcext:value-type="float">
            <text:p>170415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float" office:value="50371" calcext:value-type="float">
            <text:p>50371</text:p>
          </table:table-cell>
          <table:table-cell office:value-type="float" office:value="50336" calcext:value-type="float">
            <text:p>5033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5751" calcext:value-type="float">
            <text:p>25751</text:p>
          </table:table-cell>
          <table:table-cell office:value-type="float" office:value="25736" calcext:value-type="float">
            <text:p>2573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4490968" calcext:value-type="float">
            <text:p>4490968</text:p>
          </table:table-cell>
          <table:table-cell office:value-type="float" office:value="3979713" calcext:value-type="float">
            <text:p>3979713</text:p>
          </table:table-cell>
          <table:table-cell office:value-type="float" office:value="511255" calcext:value-type="float">
            <text:p>511255</text:p>
          </table:table-cell>
          <table:table-cell/>
          <table:table-cell office:value-type="float" office:value="423460" calcext:value-type="float">
            <text:p>423460</text:p>
          </table:table-cell>
          <table:table-cell office:value-type="float" office:value="354006" calcext:value-type="float">
            <text:p>354006</text:p>
          </table:table-cell>
          <table:table-cell office:value-type="float" office:value="69454" calcext:value-type="float">
            <text:p>69454</text:p>
          </table:table-cell>
          <table:table-cell/>
          <table:table-cell office:value-type="float" office:value="264849" calcext:value-type="float">
            <text:p>264849</text:p>
          </table:table-cell>
          <table:table-cell office:value-type="float" office:value="231272" calcext:value-type="float">
            <text:p>231272</text:p>
          </table:table-cell>
          <table:table-cell office:value-type="float" office:value="33577" calcext:value-type="float">
            <text:p>33577</text:p>
          </table:table-cell>
          <table:table-cell/>
          <table:table-cell table:formula="of:=[.M4]/([.E4]+[.I4]+[.M4])" office:value-type="percentage" office:value="0.0546602071347874" calcext:value-type="percentage">
            <text:p>5.47%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161453" calcext:value-type="float">
            <text:p>161453</text:p>
          </table:table-cell>
          <table:table-cell office:value-type="float" office:value="161157" calcext:value-type="float">
            <text:p>161157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float" office:value="50842" calcext:value-type="float">
            <text:p>50842</text:p>
          </table:table-cell>
          <table:table-cell office:value-type="float" office:value="50799" calcext:value-type="float">
            <text:p>50799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26868" calcext:value-type="float">
            <text:p>26868</text:p>
          </table:table-cell>
          <table:table-cell office:value-type="float" office:value="26858" calcext:value-type="float">
            <text:p>26858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162965" calcext:value-type="float">
            <text:p>162965</text:p>
          </table:table-cell>
          <table:table-cell office:value-type="float" office:value="162689" calcext:value-type="float">
            <text:p>162689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float" office:value="50002" calcext:value-type="float">
            <text:p>50002</text:p>
          </table:table-cell>
          <table:table-cell office:value-type="float" office:value="49963" calcext:value-type="float">
            <text:p>49963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26981" calcext:value-type="float">
            <text:p>26981</text:p>
          </table:table-cell>
          <table:table-cell office:value-type="float" office:value="26972" calcext:value-type="float">
            <text:p>26972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1951160" calcext:value-type="float">
            <text:p>1951160</text:p>
          </table:table-cell>
          <table:table-cell office:value-type="float" office:value="1470297" calcext:value-type="float">
            <text:p>1470297</text:p>
          </table:table-cell>
          <table:table-cell office:value-type="float" office:value="480863" calcext:value-type="float">
            <text:p>480863</text:p>
          </table:table-cell>
          <table:table-cell/>
          <table:table-cell office:value-type="float" office:value="352605" calcext:value-type="float">
            <text:p>352605</text:p>
          </table:table-cell>
          <table:table-cell office:value-type="float" office:value="286042" calcext:value-type="float">
            <text:p>286042</text:p>
          </table:table-cell>
          <table:table-cell office:value-type="float" office:value="66563" calcext:value-type="float">
            <text:p>66563</text:p>
          </table:table-cell>
          <table:table-cell/>
          <table:table-cell office:value-type="float" office:value="218173" calcext:value-type="float">
            <text:p>218173</text:p>
          </table:table-cell>
          <table:table-cell office:value-type="float" office:value="181714" calcext:value-type="float">
            <text:p>181714</text:p>
          </table:table-cell>
          <table:table-cell office:value-type="float" office:value="36459" calcext:value-type="float">
            <text:p>36459</text:p>
          </table:table-cell>
          <table:table-cell/>
          <table:table-cell table:formula="of:=[.M7]/([.E7]+[.I7]+[.M7])" office:value-type="percentage" office:value="0.0624420904801459" calcext:value-type="percentage">
            <text:p>6.24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172388" calcext:value-type="float">
            <text:p>172388</text:p>
          </table:table-cell>
          <table:table-cell office:value-type="float" office:value="172110" calcext:value-type="float">
            <text:p>172110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47311" calcext:value-type="float">
            <text:p>47311</text:p>
          </table:table-cell>
          <table:table-cell office:value-type="float" office:value="47263" calcext:value-type="float">
            <text:p>47263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32159" calcext:value-type="float">
            <text:p>32159</text:p>
          </table:table-cell>
          <table:table-cell office:value-type="float" office:value="32138" calcext:value-type="float">
            <text:p>32138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2606108" calcext:value-type="float">
            <text:p>2606108</text:p>
          </table:table-cell>
          <table:table-cell office:value-type="float" office:value="2129271" calcext:value-type="float">
            <text:p>2129271</text:p>
          </table:table-cell>
          <table:table-cell office:value-type="float" office:value="476837" calcext:value-type="float">
            <text:p>476837</text:p>
          </table:table-cell>
          <table:table-cell/>
          <table:table-cell office:value-type="float" office:value="386497" calcext:value-type="float">
            <text:p>386497</text:p>
          </table:table-cell>
          <table:table-cell office:value-type="float" office:value="319156" calcext:value-type="float">
            <text:p>319156</text:p>
          </table:table-cell>
          <table:table-cell office:value-type="float" office:value="67341" calcext:value-type="float">
            <text:p>67341</text:p>
          </table:table-cell>
          <table:table-cell/>
          <table:table-cell office:value-type="float" office:value="246345" calcext:value-type="float">
            <text:p>246345</text:p>
          </table:table-cell>
          <table:table-cell office:value-type="float" office:value="211404" calcext:value-type="float">
            <text:p>211404</text:p>
          </table:table-cell>
          <table:table-cell office:value-type="float" office:value="34941" calcext:value-type="float">
            <text:p>34941</text:p>
          </table:table-cell>
          <table:table-cell/>
          <table:table-cell table:formula="of:=[.M9]/([.E9]+[.I9]+[.M9])" office:value-type="percentage" office:value="0.0603347498527936" calcext:value-type="percentage">
            <text:p>6.03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1952651" calcext:value-type="float">
            <text:p>1952651</text:p>
          </table:table-cell>
          <table:table-cell office:value-type="float" office:value="1481648" calcext:value-type="float">
            <text:p>1481648</text:p>
          </table:table-cell>
          <table:table-cell office:value-type="float" office:value="471003" calcext:value-type="float">
            <text:p>471003</text:p>
          </table:table-cell>
          <table:table-cell/>
          <table:table-cell office:value-type="float" office:value="348005" calcext:value-type="float">
            <text:p>348005</text:p>
          </table:table-cell>
          <table:table-cell office:value-type="float" office:value="282971" calcext:value-type="float">
            <text:p>282971</text:p>
          </table:table-cell>
          <table:table-cell office:value-type="float" office:value="65034" calcext:value-type="float">
            <text:p>65034</text:p>
          </table:table-cell>
          <table:table-cell/>
          <table:table-cell office:value-type="float" office:value="213353" calcext:value-type="float">
            <text:p>213353</text:p>
          </table:table-cell>
          <table:table-cell office:value-type="float" office:value="178853" calcext:value-type="float">
            <text:p>178853</text:p>
          </table:table-cell>
          <table:table-cell office:value-type="float" office:value="34500" calcext:value-type="float">
            <text:p>34500</text:p>
          </table:table-cell>
          <table:table-cell/>
          <table:table-cell table:formula="of:=[.M10]/([.E10]+[.I10]+[.M10])" office:value-type="percentage" office:value="0.0604693472991235" calcext:value-type="percentage">
            <text:p>6.05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186118" calcext:value-type="float">
            <text:p>186118</text:p>
          </table:table-cell>
          <table:table-cell office:value-type="float" office:value="185847" calcext:value-type="float">
            <text:p>185847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47209" calcext:value-type="float">
            <text:p>47209</text:p>
          </table:table-cell>
          <table:table-cell office:value-type="float" office:value="47154" calcext:value-type="float">
            <text:p>47154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0558" calcext:value-type="float">
            <text:p>30558</text:p>
          </table:table-cell>
          <table:table-cell office:value-type="float" office:value="30535" calcext:value-type="float">
            <text:p>30535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8" calcext:value-type="float">
            <text:p>8</text:p>
          </table:table-cell>
          <table:table-cell office:value-type="float" office:value="2710468" calcext:value-type="float">
            <text:p>2710468</text:p>
          </table:table-cell>
          <table:table-cell office:value-type="float" office:value="2203769" calcext:value-type="float">
            <text:p>2203769</text:p>
          </table:table-cell>
          <table:table-cell office:value-type="float" office:value="506699" calcext:value-type="float">
            <text:p>506699</text:p>
          </table:table-cell>
          <table:table-cell/>
          <table:table-cell office:value-type="float" office:value="390981" calcext:value-type="float">
            <text:p>390981</text:p>
          </table:table-cell>
          <table:table-cell office:value-type="float" office:value="320600" calcext:value-type="float">
            <text:p>320600</text:p>
          </table:table-cell>
          <table:table-cell office:value-type="float" office:value="70381" calcext:value-type="float">
            <text:p>70381</text:p>
          </table:table-cell>
          <table:table-cell/>
          <table:table-cell office:value-type="float" office:value="259564" calcext:value-type="float">
            <text:p>259564</text:p>
          </table:table-cell>
          <table:table-cell office:value-type="float" office:value="222724" calcext:value-type="float">
            <text:p>222724</text:p>
          </table:table-cell>
          <table:table-cell office:value-type="float" office:value="36840" calcext:value-type="float">
            <text:p>36840</text:p>
          </table:table-cell>
          <table:table-cell/>
          <table:table-cell table:formula="of:=[.M12]/([.E12]+[.I12]+[.M12])" office:value-type="percentage" office:value="0.0600078186082877" calcext:value-type="percentage">
            <text:p>6.00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1933561" calcext:value-type="float">
            <text:p>1933561</text:p>
          </table:table-cell>
          <table:table-cell office:value-type="float" office:value="1456701" calcext:value-type="float">
            <text:p>1456701</text:p>
          </table:table-cell>
          <table:table-cell office:value-type="float" office:value="476860" calcext:value-type="float">
            <text:p>476860</text:p>
          </table:table-cell>
          <table:table-cell/>
          <table:table-cell office:value-type="float" office:value="349990" calcext:value-type="float">
            <text:p>349990</text:p>
          </table:table-cell>
          <table:table-cell office:value-type="float" office:value="283098" calcext:value-type="float">
            <text:p>283098</text:p>
          </table:table-cell>
          <table:table-cell office:value-type="float" office:value="66892" calcext:value-type="float">
            <text:p>66892</text:p>
          </table:table-cell>
          <table:table-cell/>
          <table:table-cell office:value-type="float" office:value="220126" calcext:value-type="float">
            <text:p>220126</text:p>
          </table:table-cell>
          <table:table-cell office:value-type="float" office:value="184133" calcext:value-type="float">
            <text:p>184133</text:p>
          </table:table-cell>
          <table:table-cell office:value-type="float" office:value="35993" calcext:value-type="float">
            <text:p>35993</text:p>
          </table:table-cell>
          <table:table-cell/>
          <table:table-cell table:formula="of:=[.M13]/([.E13]+[.I13]+[.M13])" office:value-type="percentage" office:value="0.0620841921879447" calcext:value-type="percentage">
            <text:p>6.21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3223024" calcext:value-type="float">
            <text:p>3223024</text:p>
          </table:table-cell>
          <table:table-cell office:value-type="float" office:value="2747979" calcext:value-type="float">
            <text:p>2747979</text:p>
          </table:table-cell>
          <table:table-cell office:value-type="float" office:value="475045" calcext:value-type="float">
            <text:p>475045</text:p>
          </table:table-cell>
          <table:table-cell/>
          <table:table-cell office:value-type="float" office:value="406915" calcext:value-type="float">
            <text:p>406915</text:p>
          </table:table-cell>
          <table:table-cell office:value-type="float" office:value="339764" calcext:value-type="float">
            <text:p>339764</text:p>
          </table:table-cell>
          <table:table-cell office:value-type="float" office:value="67151" calcext:value-type="float">
            <text:p>67151</text:p>
          </table:table-cell>
          <table:table-cell/>
          <table:table-cell office:value-type="float" office:value="280148" calcext:value-type="float">
            <text:p>280148</text:p>
          </table:table-cell>
          <table:table-cell office:value-type="float" office:value="243871" calcext:value-type="float">
            <text:p>243871</text:p>
          </table:table-cell>
          <table:table-cell office:value-type="float" office:value="36277" calcext:value-type="float">
            <text:p>36277</text:p>
          </table:table-cell>
          <table:table-cell/>
          <table:table-cell table:formula="of:=[.M14]/([.E14]+[.I14]+[.M14])" office:value-type="percentage" office:value="0.0627116563780851" calcext:value-type="percentage">
            <text:p>6.27%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1928552" calcext:value-type="float">
            <text:p>1928552</text:p>
          </table:table-cell>
          <table:table-cell office:value-type="float" office:value="1447674" calcext:value-type="float">
            <text:p>1447674</text:p>
          </table:table-cell>
          <table:table-cell office:value-type="float" office:value="480878" calcext:value-type="float">
            <text:p>480878</text:p>
          </table:table-cell>
          <table:table-cell/>
          <table:table-cell office:value-type="float" office:value="350403" calcext:value-type="float">
            <text:p>350403</text:p>
          </table:table-cell>
          <table:table-cell office:value-type="float" office:value="283657" calcext:value-type="float">
            <text:p>283657</text:p>
          </table:table-cell>
          <table:table-cell office:value-type="float" office:value="66746" calcext:value-type="float">
            <text:p>66746</text:p>
          </table:table-cell>
          <table:table-cell/>
          <table:table-cell office:value-type="float" office:value="217189" calcext:value-type="float">
            <text:p>217189</text:p>
          </table:table-cell>
          <table:table-cell office:value-type="float" office:value="182226" calcext:value-type="float">
            <text:p>182226</text:p>
          </table:table-cell>
          <table:table-cell office:value-type="float" office:value="34963" calcext:value-type="float">
            <text:p>34963</text:p>
          </table:table-cell>
          <table:table-cell/>
          <table:table-cell table:formula="of:=[.M15]/([.E15]+[.I15]+[.M15])" office:value-type="percentage" office:value="0.0600133542286388" calcext:value-type="percentage">
            <text:p>6.00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159012" calcext:value-type="float">
            <text:p>159012</text:p>
          </table:table-cell>
          <table:table-cell office:value-type="float" office:value="158727" calcext:value-type="float">
            <text:p>158727</text:p>
          </table:table-cell>
          <table:table-cell office:value-type="float" office:value="285" calcext:value-type="float">
            <text:p>285</text:p>
          </table:table-cell>
          <table:table-cell/>
          <table:table-cell office:value-type="float" office:value="52677" calcext:value-type="float">
            <text:p>52677</text:p>
          </table:table-cell>
          <table:table-cell office:value-type="float" office:value="52644" calcext:value-type="float">
            <text:p>52644</text:p>
          </table:table-cell>
          <table:table-cell office:value-type="float" office:value="33" calcext:value-type="float">
            <text:p>33</text:p>
          </table:table-cell>
          <table:table-cell/>
          <table:table-cell table:number-columns-repeated="2" office:value-type="float" office:value="26717" calcext:value-type="float">
            <text:p>2671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156539" calcext:value-type="float">
            <text:p>156539</text:p>
          </table:table-cell>
          <table:table-cell office:value-type="float" office:value="156255" calcext:value-type="float">
            <text:p>156255</text:p>
          </table:table-cell>
          <table:table-cell office:value-type="float" office:value="284" calcext:value-type="float">
            <text:p>284</text:p>
          </table:table-cell>
          <table:table-cell/>
          <table:table-cell office:value-type="float" office:value="48534" calcext:value-type="float">
            <text:p>48534</text:p>
          </table:table-cell>
          <table:table-cell office:value-type="float" office:value="48478" calcext:value-type="float">
            <text:p>48478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7932" calcext:value-type="float">
            <text:p>27932</text:p>
          </table:table-cell>
          <table:table-cell office:value-type="float" office:value="27909" calcext:value-type="float">
            <text:p>27909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157859" calcext:value-type="float">
            <text:p>157859</text:p>
          </table:table-cell>
          <table:table-cell office:value-type="float" office:value="157553" calcext:value-type="float">
            <text:p>157553</text:p>
          </table:table-cell>
          <table:table-cell office:value-type="float" office:value="306" calcext:value-type="float">
            <text:p>306</text:p>
          </table:table-cell>
          <table:table-cell/>
          <table:table-cell office:value-type="float" office:value="49880" calcext:value-type="float">
            <text:p>49880</text:p>
          </table:table-cell>
          <table:table-cell office:value-type="float" office:value="49823" calcext:value-type="float">
            <text:p>49823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27266" calcext:value-type="float">
            <text:p>27266</text:p>
          </table:table-cell>
          <table:table-cell office:value-type="float" office:value="27233" calcext:value-type="float">
            <text:p>27233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159284" calcext:value-type="float">
            <text:p>159284</text:p>
          </table:table-cell>
          <table:table-cell office:value-type="float" office:value="159002" calcext:value-type="float">
            <text:p>159002</text:p>
          </table:table-cell>
          <table:table-cell office:value-type="float" office:value="282" calcext:value-type="float">
            <text:p>282</text:p>
          </table:table-cell>
          <table:table-cell/>
          <table:table-cell office:value-type="float" office:value="49863" calcext:value-type="float">
            <text:p>49863</text:p>
          </table:table-cell>
          <table:table-cell office:value-type="float" office:value="49817" calcext:value-type="float">
            <text:p>49817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27472" calcext:value-type="float">
            <text:p>27472</text:p>
          </table:table-cell>
          <table:table-cell office:value-type="float" office:value="27455" calcext:value-type="float">
            <text:p>27455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168131" calcext:value-type="float">
            <text:p>168131</text:p>
          </table:table-cell>
          <table:table-cell office:value-type="float" office:value="167844" calcext:value-type="float">
            <text:p>167844</text:p>
          </table:table-cell>
          <table:table-cell office:value-type="float" office:value="287" calcext:value-type="float">
            <text:p>287</text:p>
          </table:table-cell>
          <table:table-cell/>
          <table:table-cell office:value-type="float" office:value="42812" calcext:value-type="float">
            <text:p>42812</text:p>
          </table:table-cell>
          <table:table-cell office:value-type="float" office:value="42767" calcext:value-type="float">
            <text:p>42767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6826" calcext:value-type="float">
            <text:p>26826</text:p>
          </table:table-cell>
          <table:table-cell office:value-type="float" office:value="26812" calcext:value-type="float">
            <text:p>2681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1547732" calcext:value-type="float">
            <text:p>1547732</text:p>
          </table:table-cell>
          <table:table-cell office:value-type="float" office:value="1037066" calcext:value-type="float">
            <text:p>1037066</text:p>
          </table:table-cell>
          <table:table-cell office:value-type="float" office:value="510666" calcext:value-type="float">
            <text:p>510666</text:p>
          </table:table-cell>
          <table:table-cell/>
          <table:table-cell office:value-type="float" office:value="316766" calcext:value-type="float">
            <text:p>316766</text:p>
          </table:table-cell>
          <table:table-cell office:value-type="float" office:value="247301" calcext:value-type="float">
            <text:p>247301</text:p>
          </table:table-cell>
          <table:table-cell office:value-type="float" office:value="69465" calcext:value-type="float">
            <text:p>69465</text:p>
          </table:table-cell>
          <table:table-cell/>
          <table:table-cell office:value-type="float" office:value="172034" calcext:value-type="float">
            <text:p>172034</text:p>
          </table:table-cell>
          <table:table-cell office:value-type="float" office:value="138360" calcext:value-type="float">
            <text:p>138360</text:p>
          </table:table-cell>
          <table:table-cell office:value-type="float" office:value="33674" calcext:value-type="float">
            <text:p>33674</text:p>
          </table:table-cell>
          <table:table-cell/>
          <table:table-cell table:formula="of:=[.M21]/([.E21]+[.I21]+[.M21])" office:value-type="percentage" office:value="0.0548610715129398" calcext:value-type="percentage">
            <text:p>5.49%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155538" calcext:value-type="float">
            <text:p>155538</text:p>
          </table:table-cell>
          <table:table-cell office:value-type="float" office:value="155278" calcext:value-type="float">
            <text:p>155278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48698" calcext:value-type="float">
            <text:p>48698</text:p>
          </table:table-cell>
          <table:table-cell office:value-type="float" office:value="48650" calcext:value-type="float">
            <text:p>4865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27583" calcext:value-type="float">
            <text:p>27583</text:p>
          </table:table-cell>
          <table:table-cell office:value-type="float" office:value="27563" calcext:value-type="float">
            <text:p>27563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155615" calcext:value-type="float">
            <text:p>155615</text:p>
          </table:table-cell>
          <table:table-cell office:value-type="float" office:value="155355" calcext:value-type="float">
            <text:p>155355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49018" calcext:value-type="float">
            <text:p>49018</text:p>
          </table:table-cell>
          <table:table-cell office:value-type="float" office:value="48962" calcext:value-type="float">
            <text:p>4896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7573" calcext:value-type="float">
            <text:p>27573</text:p>
          </table:table-cell>
          <table:table-cell office:value-type="float" office:value="27559" calcext:value-type="float">
            <text:p>27559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165478" calcext:value-type="float">
            <text:p>165478</text:p>
          </table:table-cell>
          <table:table-cell office:value-type="float" office:value="165192" calcext:value-type="float">
            <text:p>165192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float" office:value="45659" calcext:value-type="float">
            <text:p>45659</text:p>
          </table:table-cell>
          <table:table-cell office:value-type="float" office:value="45624" calcext:value-type="float">
            <text:p>45624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6075" calcext:value-type="float">
            <text:p>26075</text:p>
          </table:table-cell>
          <table:table-cell office:value-type="float" office:value="26065" calcext:value-type="float">
            <text:p>2606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130479" calcext:value-type="float">
            <text:p>130479</text:p>
          </table:table-cell>
          <table:table-cell office:value-type="float" office:value="130188" calcext:value-type="float">
            <text:p>130188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6049" calcext:value-type="float">
            <text:p>36049</text:p>
          </table:table-cell>
          <table:table-cell office:value-type="float" office:value="35998" calcext:value-type="float">
            <text:p>35998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27152" calcext:value-type="float">
            <text:p>27152</text:p>
          </table:table-cell>
          <table:table-cell office:value-type="float" office:value="27132" calcext:value-type="float">
            <text:p>27132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159173" calcext:value-type="float">
            <text:p>159173</text:p>
          </table:table-cell>
          <table:table-cell office:value-type="float" office:value="158883" calcext:value-type="float">
            <text:p>158883</text:p>
          </table:table-cell>
          <table:table-cell office:value-type="float" office:value="290" calcext:value-type="float">
            <text:p>290</text:p>
          </table:table-cell>
          <table:table-cell/>
          <table:table-cell office:value-type="float" office:value="47382" calcext:value-type="float">
            <text:p>47382</text:p>
          </table:table-cell>
          <table:table-cell office:value-type="float" office:value="47336" calcext:value-type="float">
            <text:p>4733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27222" calcext:value-type="float">
            <text:p>27222</text:p>
          </table:table-cell>
          <table:table-cell office:value-type="float" office:value="27213" calcext:value-type="float">
            <text:p>27213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968348" calcext:value-type="float">
            <text:p>968348</text:p>
          </table:table-cell>
          <table:table-cell office:value-type="float" office:value="968086" calcext:value-type="float">
            <text:p>968086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236898" calcext:value-type="float">
            <text:p>236898</text:p>
          </table:table-cell>
          <table:table-cell office:value-type="float" office:value="236850" calcext:value-type="float">
            <text:p>23685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38417" calcext:value-type="float">
            <text:p>138417</text:p>
          </table:table-cell>
          <table:table-cell office:value-type="float" office:value="138407" calcext:value-type="float">
            <text:p>138407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1472011" calcext:value-type="float">
            <text:p>1472011</text:p>
          </table:table-cell>
          <table:table-cell office:value-type="float" office:value="987762" calcext:value-type="float">
            <text:p>987762</text:p>
          </table:table-cell>
          <table:table-cell office:value-type="float" office:value="484249" calcext:value-type="float">
            <text:p>484249</text:p>
          </table:table-cell>
          <table:table-cell/>
          <table:table-cell office:value-type="float" office:value="294650" calcext:value-type="float">
            <text:p>294650</text:p>
          </table:table-cell>
          <table:table-cell office:value-type="float" office:value="229173" calcext:value-type="float">
            <text:p>229173</text:p>
          </table:table-cell>
          <table:table-cell office:value-type="float" office:value="65477" calcext:value-type="float">
            <text:p>65477</text:p>
          </table:table-cell>
          <table:table-cell/>
          <table:table-cell office:value-type="float" office:value="169129" calcext:value-type="float">
            <text:p>169129</text:p>
          </table:table-cell>
          <table:table-cell office:value-type="float" office:value="136141" calcext:value-type="float">
            <text:p>136141</text:p>
          </table:table-cell>
          <table:table-cell office:value-type="float" office:value="32988" calcext:value-type="float">
            <text:p>32988</text:p>
          </table:table-cell>
          <table:table-cell/>
          <table:table-cell table:formula="of:=[.M28]/([.E28]+[.I28]+[.M28])" office:value-type="percentage" office:value="0.0566109618097386" calcext:value-type="percentage">
            <text:p>5.66%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179125" calcext:value-type="float">
            <text:p>179125</text:p>
          </table:table-cell>
          <table:table-cell office:value-type="float" office:value="178869" calcext:value-type="float">
            <text:p>178869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51114" calcext:value-type="float">
            <text:p>51114</text:p>
          </table:table-cell>
          <table:table-cell office:value-type="float" office:value="51063" calcext:value-type="float">
            <text:p>51063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30898" calcext:value-type="float">
            <text:p>30898</text:p>
          </table:table-cell>
          <table:table-cell office:value-type="float" office:value="30886" calcext:value-type="float">
            <text:p>3088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180740" calcext:value-type="float">
            <text:p>180740</text:p>
          </table:table-cell>
          <table:table-cell office:value-type="float" office:value="180469" calcext:value-type="float">
            <text:p>180469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53117" calcext:value-type="float">
            <text:p>53117</text:p>
          </table:table-cell>
          <table:table-cell office:value-type="float" office:value="53063" calcext:value-type="float">
            <text:p>53063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30393" calcext:value-type="float">
            <text:p>30393</text:p>
          </table:table-cell>
          <table:table-cell office:value-type="float" office:value="30382" calcext:value-type="float">
            <text:p>30382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1037182" calcext:value-type="float">
            <text:p>1037182</text:p>
          </table:table-cell>
          <table:table-cell office:value-type="float" office:value="1036910" calcext:value-type="float">
            <text:p>1036910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float" office:value="245576" calcext:value-type="float">
            <text:p>245576</text:p>
          </table:table-cell>
          <table:table-cell office:value-type="float" office:value="245538" calcext:value-type="float">
            <text:p>24553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39118" calcext:value-type="float">
            <text:p>139118</text:p>
          </table:table-cell>
          <table:table-cell office:value-type="float" office:value="139106" calcext:value-type="float">
            <text:p>13910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168631" calcext:value-type="float">
            <text:p>168631</text:p>
          </table:table-cell>
          <table:table-cell office:value-type="float" office:value="168336" calcext:value-type="float">
            <text:p>16833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48457" calcext:value-type="float">
            <text:p>48457</text:p>
          </table:table-cell>
          <table:table-cell office:value-type="float" office:value="48424" calcext:value-type="float">
            <text:p>48424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25941" calcext:value-type="float">
            <text:p>25941</text:p>
          </table:table-cell>
          <table:table-cell office:value-type="float" office:value="25939" calcext:value-type="float">
            <text:p>2593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162552" calcext:value-type="float">
            <text:p>162552</text:p>
          </table:table-cell>
          <table:table-cell office:value-type="float" office:value="162241" calcext:value-type="float">
            <text:p>1622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50307" calcext:value-type="float">
            <text:p>50307</text:p>
          </table:table-cell>
          <table:table-cell office:value-type="float" office:value="50278" calcext:value-type="float">
            <text:p>5027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6593" calcext:value-type="float">
            <text:p>26593</text:p>
          </table:table-cell>
          <table:table-cell office:value-type="float" office:value="26582" calcext:value-type="float">
            <text:p>26582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0:ca:94:85:79:6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14"/>
          <table:table-cell table:formula="of:=SUM([.O2:.O33])/10" office:value-type="percentage" office:value="0.0594195449492485" calcext:value-type="percentage">
            <text:p>5.94%</text:p>
          </table:table-cell>
        </table:table-row>
        <table:table-row table:style-name="ro1" table:number-rows-repeated="1048538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8T15:53:51.979570257</dc:date>
    <meta:editing-duration>PT3M47S</meta:editing-duration>
    <meta:editing-cycles>1</meta:editing-cycles>
    <meta:document-statistic meta:table-count="1" meta:cell-count="385" meta:object-count="0"/>
    <meta:generator>LibreOffice/5.1.6.2$Linux_X86_64 LibreOffice_project/10m0$Build-2</meta:generator>
  </office:meta>
</office:document-meta>
</file>